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B" style:family="paragraph">
      <style:paragraph-properties fo:break-before="page"/>
    </style:style>
    <style:style style:name="P1" style:family="paragraph" style:parent-style-name="Standard">
      <style:paragraph-properties fo:text-align="center" style:justify-single-word="false"/>
      <style:text-properties fo:font-size="15pt" officeooo:rsid="0033d49e" officeooo:paragraph-rsid="0033d49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32955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adc3a6" officeooo:paragraph-rsid="003295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1pt" officeooo:rsid="00adb543" style:font-size-asian="11pt" style:font-size-complex="11pt"/>
    </style:style>
    <style:style style:name="T3" style:family="text">
      <style:text-properties style:use-window-font-color="true" loext:opacity="0%" fo:font-size="11pt" style:font-size-asian="11pt" style:font-size-complex="11pt"/>
    </style:style>
    <style:style style:name="T4" style:family="text">
      <style:text-properties officeooo:rsid="0033d49e"/>
    </style:style>
    <style:style style:name="T5" style:family="text">
      <style:text-properties officeooo:rsid="00adb543"/>
    </style:style>
    <style:style style:name="T6" style:family="text">
      <style:text-properties officeooo:rsid="00a01ea3"/>
    </style:style>
    <style:style style:name="T7" style:family="text">
      <style:text-properties officeooo:rsid="00b0368c"/>
    </style:style>
  </office:automatic-styles>
  <office:body>
    <office:text>
      <text:p text:style-name="Standard">Technical Specifications (i7 · 8th Gen)</text:p>
      <text:p text:style-name="Standard">CPU: 8555U ( @ 1</text:p>
      <text:p text:style-name="Standard">RAM: 12gb | Storage: 1TB HDD</text:p>
      <text:p text:style-name="Standard">Battery: YES | BIOS: Unknown</text:p>
      <text:p text:style-name="Standard">Loc: Shipping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